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800000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_7e_LT_7e_Gliederung_20_1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_7e_LT_7e_Gliederung_20_1">
      <style:paragraph-properties fo:margin-left="1.251cm" fo:margin-right="0cm" fo:text-indent="0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_7e_LT_7e_Untertitel">
      <style:paragraph-properties fo:margin-left="1.251cm" fo:margin-right="0cm" fo:text-align="start" style:justify-single-word="false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_7e_LT_7e_Untertitel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_7e_LT_7e_Untertitel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_7e_LT_7e_Untertitel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_7e_LT_7e_Untertitel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Text_20_body">
      <style:text-properties style:use-window-font-color="true" style:text-outline="false" style:text-line-through-style="none" style:font-name="Times New Roman" fo:font-size="10pt" fo:text-shadow="none" style:text-underline-style="none" style:letter-kerning="true" style:font-name-asian="Arial1" style:font-size-asian="10pt" style:font-name-complex="Arial1" style:font-size-complex="10pt" style:text-emphasize="none" style:text-overline-style="none" style:text-overline-color="font-color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text-shadow="none" style:text-underline-style="none" style:letter-kerning="true" style:font-name-asian="Arial1" style:font-name-complex="Arial1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text-shadow="none" style:text-underline-style="none" style:letter-kerning="true" style:font-name-asian="Mangal" style:font-name-complex="Mang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text-shadow="none" style:text-underline-style="none" fo:font-weight="normal" style:letter-kerning="true" style:font-name-asian="Arial1" style:font-weight-asian="normal" style:font-name-complex="Arial1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text-shadow="none" style:text-underline-style="none" style:letter-kerning="true" style:font-name-asian="Arial1" style:font-name-complex="Arial1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text-shadow="none" style:text-underline-style="none" style:letter-kerning="true" style:font-name-asian="Mangal" style:font-name-complex="Mang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text-shadow="none" style:text-underline-style="none" fo:font-weight="bold" style:letter-kerning="true" style:font-name-asian="Mangal" style:font-weight-asian="bold" style:font-name-complex="Mangal" style:font-weight-complex="bold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en/10_Schluss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1"/>
      <text:p text:style-name="P4">1.Aufgabe </text:p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3T17:05:08.07</meta:creation-date>
    <meta:editing-duration>PT4H52S</meta:editing-duration>
    <meta:editing-cycles>23</meta:editing-cycles>
    <meta:generator>OpenOffice/4.1.1$Win32 OpenOffice.org_project/411m6$Build-9775</meta:generator>
    <dc:date>2016-06-14T23:45:46.15</dc:date>
    <dc:creator>Yvonne Fitzgerald</dc:creator>
    <meta:document-statistic meta:table-count="1" meta:image-count="0" meta:object-count="0" meta:page-count="1" meta:paragraph-count="7" meta:word-count="12" meta:character-count="125"/>
  </office:meta>
</office:document-meta>
</file>